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3.146cm" style:use-optimal-column-width="false"/>
    </style:style>
    <style:style style:name="ro1" style:family="table-row">
      <style:table-row-properties style:row-height="104.096cm" style:use-optimal-row-height="false"/>
    </style:style>
    <style:style style:name="ce1" style:family="table-cell">
      <loext:graphic-properties draw:fill="solid" draw:fill-color="#ffffff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align-last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6.291cm" svg:height="208.191cm" svg:x="0cm" svg:y="0cm">
          <table:table table:template-name="black-gray" table:use-banding-rows-styles="true" table:use-banding-column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1">نماز کی ابتدا وضو ہے</text:span><text:span text:style-name="T1"><text:line-break/></text:span><text:span text:style-name="T1">تو اس کو پانی سے بے نیازی</text:span><text:span text:style-name="T1"><text:line-break/></text:span><text:span text:style-name="T1"><text:line-break/></text:span><text:span text:style-name="T1">نماز کی انتہا طہارت</text:span><text:span text:style-name="T1"><text:line-break/></text:span><text:span text:style-name="T1">حسین شاہکارِ پاک دامن</text:span><text:span text:style-name="T1"><text:line-break/></text:span><text:span text:style-name="T1"><text:line-break/></text:span><text:span text:style-name="T1">نماز ہے بارہا عبادت</text:span><text:span text:style-name="T1"><text:line-break/></text:span><text:span text:style-name="T1">حسین کا ذکر بے ریاء ہے</text:span><text:span text:style-name="T1"><text:line-break/></text:span><text:span text:style-name="T1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  <table:table-cell table:style-name="ce2">
                <text:p text:style-name="P1"><text:span text:style-name="T1">حسین پنجتن کا نورِ پنجم</text:span><text:span text:style-name="T1"><text:line-break/></text:span><text:span text:style-name="T1">نماز ہوتی ہے پنجگانہ</text:span><text:span text:style-name="T1"><text:line-break/></text:span><text:span text:style-name="T1"><text:line-break/></text:span><text:span text:style-name="T1">نماز میں عجز و انکساری</text:span><text:span text:style-name="T1"><text:line-break/></text:span><text:span text:style-name="T1">حسین کی شانِ فاتحانہ</text:span><text:span text:style-name="T1"><text:line-break/></text:span><text:span text:style-name="T1"><text:line-break/></text:span><text:span text:style-name="T1">نماز قبلے کو ڈھونڈتی ہے</text:span><text:span text:style-name="T1"><text:line-break/></text:span><text:span text:style-name="T1">حسین کعبہ بنا رہا ہے</text:span><text:span text:style-name="T1"><text:line-break/></text:span><text:span text:style-name="T2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</table:table-row>
            <table:table-row table:style-name="ro1">
              <table:table-cell table:style-name="ce2">
                <text:p text:style-name="P1"><text:span text:style-name="T1">نماز ڈرتی رہی لہو سے</text:span><text:span text:style-name="T1"><text:line-break/></text:span><text:span text:style-name="T1">یہ خوں کی مسند بچھا رہا ہے</text:span><text:span text:style-name="T1"><text:line-break/></text:span><text:span text:style-name="T1"><text:line-break/></text:span><text:span text:style-name="T1">نماز زندوں کا ہے وظیفہ</text:span><text:span text:style-name="T1"><text:line-break/></text:span><text:span text:style-name="T1">حسین مرنا سکھا رہا ہے</text:span><text:span text:style-name="T1"><text:line-break/></text:span><text:span text:style-name="T1"><text:line-break/></text:span><text:span text:style-name="T1">نماز ہے کبریا کی طالب</text:span><text:span text:style-name="T1"><text:line-break/></text:span><text:span text:style-name="T1">حسین مطلوبِ کبریا ہے</text:span><text:span text:style-name="T1"><text:line-break/></text:span><text:span text:style-name="T1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  <table:table-cell table:style-name="ce1">
                <text:p text:style-name="P2"><text:span text:style-name="T1">نماز ہے روشنی کی طالب</text:span><text:span text:style-name="T1"><text:line-break/></text:span><text:span text:style-name="T1">حسین شمعیں بجھا رہا ہے</text:span><text:span text:style-name="T1"><text:line-break/></text:span><text:span text:style-name="T1"><text:line-break/></text:span><text:span text:style-name="T1">نماز کثرت کو چاہتی ہے</text:span><text:span text:style-name="T1"><text:line-break/></text:span><text:span text:style-name="T1">یہ شانِ وحدت دکھا رہا ہے</text:span><text:span text:style-name="T1"><text:line-break/></text:span><text:span text:style-name="T1"><text:line-break/></text:span><text:span text:style-name="T1">نماز پیچھے ہے مصطفی کے</text:span><text:span text:style-name="T1"><text:line-break/></text:span><text:span text:style-name="T1">یہ دوش پر جگمگا رہا ہے</text:span><text:span text:style-name="T1"><text:line-break/></text:span><text:span text:style-name="T1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cm" fo:margin-bottom="0cm" fo:margin-left="0cm" fo:margin-right="0cm" fo:page-width="106.299cm" fo:page-height="208.1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6:01:17.726715300</dc:date>
    <meta:editing-duration>PT1H30M29S</meta:editing-duration>
    <meta:editing-cycles>30</meta:editing-cycles>
    <meta:generator>LibreOffice/25.8.4.2$Windows_X86_64 LibreOffice_project/290daaa01b999472f0c7a3890eb6a550fd74c6df</meta:generator>
    <meta:document-statistic meta:object-count="1"/>
  </office:meta>
</office:document-meta>
</file>